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75cm" style:rel-column-width="8383*"/>
    </style:style>
    <style:style style:name="Table1.B" style:family="table-column">
      <style:table-column-properties style:column-width="2.896cm" style:rel-column-width="11165*"/>
    </style:style>
    <style:style style:name="Table1.C" style:family="table-column">
      <style:table-column-properties style:column-width="2.731cm" style:rel-column-width="10525*"/>
    </style:style>
    <style:style style:name="Table1.D" style:family="table-column">
      <style:table-column-properties style:column-width="9.199cm" style:rel-column-width="354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75cm" style:rel-column-width="8383*"/>
    </style:style>
    <style:style style:name="Table3.B" style:family="table-column">
      <style:table-column-properties style:column-width="2.896cm" style:rel-column-width="11165*"/>
    </style:style>
    <style:style style:name="Table3.C" style:family="table-column">
      <style:table-column-properties style:column-width="2.731cm" style:rel-column-width="10525*"/>
    </style:style>
    <style:style style:name="Table3.D" style:family="table-column">
      <style:table-column-properties style:column-width="9.199cm" style:rel-column-width="354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175cm" style:rel-column-width="8383*"/>
    </style:style>
    <style:style style:name="Table6.B" style:family="table-column">
      <style:table-column-properties style:column-width="4.262cm" style:rel-column-width="16427*"/>
    </style:style>
    <style:style style:name="Table6.C" style:family="table-column">
      <style:table-column-properties style:column-width="10.564cm" style:rel-column-width="4072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175cm" style:rel-column-width="8383*"/>
    </style:style>
    <style:style style:name="Table4.B" style:family="table-column">
      <style:table-column-properties style:column-width="4.262cm" style:rel-column-width="16427*"/>
    </style:style>
    <style:style style:name="Table4.C" style:family="table-column">
      <style:table-column-properties style:column-width="10.564cm" style:rel-column-width="4072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175cm" style:rel-column-width="8383*"/>
    </style:style>
    <style:style style:name="Table5.B" style:family="table-column">
      <style:table-column-properties style:column-width="4.262cm" style:rel-column-width="16427*"/>
    </style:style>
    <style:style style:name="Table5.C" style:family="table-column">
      <style:table-column-properties style:column-width="10.564cm" style:rel-column-width="4072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f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ff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fo:font-size="10pt" style:font-size-asian="10pt" style:font-size-complex="10pt"/>
    </style:style>
    <style:style style:name="P14" style:family="paragraph" style:parent-style-name="Standard" style:list-style-name="L3">
      <style:text-properties fo:font-size="10pt" style:font-size-asian="10pt" style:font-size-complex="10pt"/>
    </style:style>
    <style:style style:name="P1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troduction à vim</text:p>
      <text:p text:style-name="P4"/>
      <text:p text:style-name="P3"/>
      <text:p text:style-name="P7">1. Commandes de base :</text:p>
      <text:p text:style-name="P3"/>
      <text:p text:style-name="P3">1.1 Complétez le tableau ci-dessous 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Mode </text:p>
          </table:table-cell>
          <table:table-cell table:style-name="Table1.A1" office:value-type="string">
            <text:p text:style-name="P11">Raccourci ou commande</text:p>
          </table:table-cell>
          <table:table-cell table:style-name="Table1.A1" office:value-type="string">
            <text:p text:style-name="P11">Raccourci</text:p>
            <text:p text:style-name="P11">alternatif</text:p>
          </table:table-cell>
          <table:table-cell table:style-name="Table1.D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0"><text:s/>Se déplacer vers la gauche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0"><text:s/>Se déplacer vers la droite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0"><text:s/>Se déplacer vers le haut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0"><text:s/>Se déplacer vers le bas</text:p>
          </table:table-cell>
        </table:table-row>
        <table:table-row>
          <table:table-cell table:style-name="Table1.A2" office:value-type="string">
            <text:p text:style-name="P11">command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passage en mode insertion</text:p>
          </table:table-cell>
        </table:table-row>
        <table:table-row>
          <table:table-cell table:style-name="Table1.A2" office:value-type="string">
            <text:p text:style-name="P11">command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passage en mode visuel</text:p>
          </table:table-cell>
        </table:table-row>
        <table:table-row>
          <table:table-cell table:style-name="Table1.A2" office:value-type="string">
            <text:p text:style-name="P11">inser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passage en mode commande</text:p>
          </table:table-cell>
        </table:table-row>
        <table:table-row>
          <table:table-cell table:style-name="Table1.A2" office:value-type="string">
            <text:p text:style-name="P11">visuel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passage en mode commande</text:p>
          </table:table-cell>
        </table:table-row>
        <table:table-row>
          <table:table-cell table:style-name="Table1.A2" office:value-type="string">
            <text:p text:style-name="P11">command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passage en mode visuel (ligne )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quitter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quitter sans enregistrer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enregistrer le fichier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---</text:p>
          </table:table-cell>
          <table:table-cell table:style-name="Table1.D2" office:value-type="string">
            <text:p text:style-name="P10">enregistrer le fichier et quitter</text:p>
          </table:table-cell>
        </table:table-row>
      </table:table>
      <text:p text:style-name="P3"/>
      <text:p text:style-name="P3"/>
      <text:p text:style-name="P3"/>
      <text:p text:style-name="P7">2. Edition de fichiers textes</text:p>
      <text:p text:style-name="P7"/>
      <text:p text:style-name="P6">2.1 Complétez le tableau ci-dessous :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Mode </text:p>
          </table:table-cell>
          <table:table-cell table:style-name="Table3.A1" office:value-type="string">
            <text:p text:style-name="P11">Raccourci ou commande</text:p>
          </table:table-cell>
          <table:table-cell table:style-name="Table3.A1" office:value-type="string">
            <text:p text:style-name="P11">Raccourci</text:p>
            <text:p text:style-name="P11">alternatif</text:p>
          </table:table-cell>
          <table:table-cell table:style-name="Table3.D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11">commande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copier la ligne courante</text:p>
          </table:table-cell>
        </table:table-row>
        <table:table-row>
          <table:table-cell table:style-name="Table3.A2" office:value-type="string">
            <text:p text:style-name="P11">commande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couper la ligne courante</text:p>
          </table:table-cell>
        </table:table-row>
        <table:table-row>
          <table:table-cell table:style-name="Table3.A2" office:value-type="string">
            <text:p text:style-name="P11">commande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coller après</text:p>
          </table:table-cell>
        </table:table-row>
        <table:table-row>
          <table:table-cell table:style-name="Table3.A2" office:value-type="string">
            <text:p text:style-name="P11">commande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coller avant</text:p>
          </table:table-cell>
        </table:table-row>
        <table:table-row>
          <table:table-cell table:style-name="Table3.A2" office:value-type="string">
            <text:p text:style-name="P11">insertion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effacer le mot précédant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sauter au début de la première ligne du fichier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sauter au début de la dernière ligne du fichier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sauter au début de la ligne courante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sauter à la fin de la ligne courante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sauter à la ligne n°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undo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redo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passer en mode collage (paste)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---</text:p>
          </table:table-cell>
          <table:table-cell table:style-name="Table3.D2" office:value-type="string">
            <text:p text:style-name="P10">sortir du mode collage (paste)</text:p>
          </table:table-cell>
        </table:table-row>
      </table:table>
      <text:list xml:id="list8200274547714529941" text:style-name="L1">
        <text:list-item>
          <text:list>
            <text:list-item>
              <text:p text:style-name="P13"><text:soft-page-break/>Expliquez l'intérêt du mode « paste »</text:p>
              <text:p text:style-name="P13"><text:s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7">3. Rechercher / remplacer</text:p>
      <text:p text:style-name="P7"/>
      <text:list xml:id="list2778533827645380615" text:style-name="L2">
        <text:list-item>
          <text:list>
            <text:list-item>
              <text:p text:style-name="P16">Complétez le tableau ci-dessous :</text:p>
            </text:list-item>
          </text:list>
        </text:list-item>
      </text:list>
      <text:p text:style-name="P3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Mode </text:p>
          </table:table-cell>
          <table:table-cell table:style-name="Table6.A1" office:value-type="string">
            <text:p text:style-name="P11">Raccourci ou commande</text:p>
          </table:table-cell>
          <table:table-cell table:style-name="Table6.C1" office:value-type="string">
            <text:p text:style-name="P11">Description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0">rechercher une chaîne de caractère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0">occurrence suivante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0">occurrence précédente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0">remplacer une expression dans tout le fichier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10">Remplacer une expression dans une zone donnée</text:p>
          </table:table-cell>
        </table:table-row>
      </table:table>
      <text:p text:style-name="P3"/>
      <text:p text:style-name="P3"/>
      <text:p text:style-name="P7">4. Edition de fichiers multiples</text:p>
      <text:p text:style-name="P3"/>
      <text:p text:style-name="P3"><text:tab/>4.1 Expliquez la différence entre buffers et fenêt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25863215994209207" text:style-name="L3">
        <text:list-item>
          <text:list>
            <text:list-item>
              <text:p text:style-name="P17">Complétez le tableau ci-dessous :</text:p>
              <text:p text:style-name="P14"/>
            </text:list-item>
          </text:list>
        </text:list-item>
      </text:list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Mode </text:p>
          </table:table-cell>
          <table:table-cell table:style-name="Table4.A1" office:value-type="string">
            <text:p text:style-name="P11">Raccourci ou commande</text:p>
          </table:table-cell>
          <table:table-cell table:style-name="Table4.C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lister les buffers actuellements ouverts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ouvrir un nouveau buffer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passer au buffer suivant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passer au buffer précédent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passer au buffer numéro &lt;n&gt;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Fermer le buffer courant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séparer l'écran (horizontalement) en deux fenêtres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séparer l'écran (verticalement) en deux fenêtres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changer de fenêtre</text:p>
          </table:table-cell>
        </table:table-row>
        <table:table-row>
          <table:table-cell table:style-name="Table4.A2" office:value-type="string">
            <text:p text:style-name="P11">commande</text:p>
          </table:table-cell>
          <table:table-cell table:style-name="Table4.A2" office:value-type="string">
            <text:p text:style-name="P11"/>
          </table:table-cell>
          <table:table-cell table:style-name="Table4.C2" office:value-type="string">
            <text:p text:style-name="P10"><text:s/>fermer la fenêtre courant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7"><text:soft-page-break/>5. Commandes pour le développement, l'édition de code</text:p>
      <text:p text:style-name="P7"/>
      <text:p text:style-name="P6"><text:tab/>5.1 Complétez le tableau ci-dessous :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Mode </text:p>
          </table:table-cell>
          <table:table-cell table:style-name="Table5.A1" office:value-type="string">
            <text:p text:style-name="P11">Raccourci ou commande</text:p>
          </table:table-cell>
          <table:table-cell table:style-name="Table5.C1" office:value-type="string">
            <text:p text:style-name="P11">Description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augmenter l'indentation de la ligne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diminuer l'indentation de la ligne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indenter automatiquement la ligne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indenter automatiquement la selection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réindenter tout le fichier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executer une commande shell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executer une commande shell sur le fichier courant (ex : wc -l )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/>
          </table:table-cell>
          <table:table-cell table:style-name="Table5.C2" office:value-type="string">
            <text:p text:style-name="P10">executer une commande shell et récupérer la sortie dans le buffer</text:p>
          </table:table-cell>
        </table:table-row>
      </table:table>
      <text:p text:style-name="P7"/>
      <text:p text:style-name="P7"/>
      <text:p text:style-name="P7">6. Intégration de plugins avec vundle</text:p>
      <text:p text:style-name="P7"/>
      <text:p text:style-name="P9">Installez, <text:span text:style-name="T1">à l'aide de pathogen</text:span>, les plugins suivants :</text:p>
      <text:p text:style-name="P9"/>
      <text:list xml:id="list454851449241150391" text:style-name="L4">
        <text:list-item>
          <text:p text:style-name="P18">nerdcommenter</text:p>
        </text:list-item>
        <text:list-item>
          <text:p text:style-name="P18">vim-airline</text:p>
        </text:list-item>
        <text:list-item>
          <text:p text:style-name="P18">vim-airline-themes</text:p>
        </text:list-item>
        <text:list-item>
          <text:p text:style-name="P18">vim-fugitive </text:p>
        </text:list-item>
        <text:list-item>
          <text:p text:style-name="P18">vim-gitgutter</text:p>
        </text:list-item>
      </text:list>
      <text:p text:style-name="P9"/>
      <text:p text:style-name="P9">ainsi qu'au moins deux autres plugins de votre choix, que vous trouvez utiles. </text:p>
      <text:p text:style-name="P9"/>
      <text:p text:style-name="P9">Vous détaillerez ci-dessous les commandes utilisées pour déployer ces plugins et fournirez l'adresse d'un repo GIT accessible à l'enseignant contenant :</text:p>
      <text:p text:style-name="P9"/>
      <text:list xml:id="list1224524235981137215" text:style-name="L5">
        <text:list-item>
          <text:list>
            <text:list-item>
              <text:p text:style-name="P19">Un tableau des commandes qui semblent utiles dans ces plugins</text:p>
            </text:list-item>
          </text:list>
        </text:list-item>
      </text:list>
      <text:list xml:id="list6237887557314349586" text:style-name="L6">
        <text:list-item>
          <text:list>
            <text:list-item>
              <text:p text:style-name="P20">Votre repertoire .vim</text:p>
            </text:list-item>
            <text:list-item>
              <text:p text:style-name="P20">Votre fichier vimrc</text:p>
            </text:list-item>
          </text:list>
        </text:list-item>
      </text:list>
      <text:p text:style-name="P8"/>
      <text:p text:style-name="P9">La notation portera sur le travail réalisé afin de personnaliser votre vim et sur son originalité par rapport aux tutoriaux disponible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Standard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S. Druon</text:p>
            </table:table-cell>
            <table:table-cell table:style-name="Table2.A1" office:value-type="string">
              <text:p text:style-name="MP2">Licence pro ASUR - 17 Octobre 2017</text:p>
            </table:table-cell>
          </table:table-row>
        </table:table>
        <text:p text:style-name="MP1"/>
      </style:head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Druon</meta:initial-creator>
    <meta:creation-date>2017-10-16T14:19:10</meta:creation-date>
    <dc:date>2017-10-16T15:52:32</dc:date>
    <dc:creator>Sebastien Druon</dc:creator>
    <meta:editing-duration>PT1H33M22S</meta:editing-duration>
    <meta:editing-cycles>19</meta:editing-cycles>
    <meta:generator>LibreOffice/5.2.7.2$Linux_X86_64 LibreOffice_project/20m0$Build-2</meta:generator>
    <meta:document-statistic meta:table-count="6" meta:image-count="0" meta:object-count="0" meta:page-count="3" meta:paragraph-count="141" meta:word-count="494" meta:character-count="3055" meta:non-whitespace-character-count="2688"/>
  </office:meta>
</office:document-meta>
</file>